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F000003BA4F791BE854D5A8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3189in" svg:height="5.5984in" draw:z-index="0"><draw:image xlink:href="Pictures/10000001000004DF000003BA4F791BE854D5A8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3:51:46.673097494</meta:creation-date>
    <dc:date>2023-01-31T14:27:12.909703233</dc:date>
    <meta:editing-duration>PT25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